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L1">
      <style:paragraph-properties fo:text-align="start" style:justify-single-word="false"/>
      <style:text-properties fo:font-size="18pt" fo:font-weight="normal" style:font-size-asian="18pt" style:font-weight-asian="normal" style:font-size-complex="18pt" style:font-weight-complex="normal"/>
    </style:style>
    <style:style style:name="P6"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agraph-properties fo:text-align="cente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duite de Projet </text:p>
      <text:p text:style-name="P1"/>
      <text:p text:style-name="P2"/>
      <text:p text:style-name="P2"/>
      <text:p text:style-name="P2"/>
      <text:list xml:id="list9046312685989328089" text:style-name="L1">
        <text:list-item>
          <text:p text:style-name="P5">Présentation du cycle en v</text:p>
        </text:list-item>
      </text:list>
      <text:p text:style-name="P2"/>
      <text:p text:style-name="P3">Il y a 3 points importants dans une conduite de projet : Le cout , le temps et le produit.</text:p>
      <text:p text:style-name="P3"/>
      <text:p text:style-name="P3">2 sections importantes :</text:p>
      <text:p text:style-name="P3"/>
      <text:p text:style-name="P3"><text:s text:c="12"/>MOA : Maitrise d'ouvrage (souvent le client)</text:p>
      <text:p text:style-name="P3"><text:tab/>MOE : Maitrise d'oeuvre (Nous les développeurs)</text:p>
      <text:p text:style-name="P3"/>
      <text:p text:style-name="P3"/>
      <text:p text:style-name="P3">Expression → Conception → Coder → Test → Déploiement (rendre disponible le site ou l'application pouur l'utilisateur final )</text:p>
      <text:p text:style-name="P3"/>
      <text:p text:style-name="P4">Définiton du cycle en v : </text:p>
      <text:p text:style-name="P4"/>
      <text:p text:style-name="P3">Le cycle en V en gestion de projet vient du modèle en cascade théorisé dans les années 70, il permet de représenter dess processus de développement de manière linéaire et en phases successives. </text:p>
      <text:p text:style-name="P3">Un projet où l'environnement technologique évolue très peu , limitant ainsi les risque s de décalage inhérents à l'effet tunnel. </text:p>
      <text:p text:style-name="P3"/>
      <text:p text:style-name="P3">Peut montrer des limites quand les expressions du besoin changent , il a été développé dans les années 80 et appliqué au champ des projets industriels, puis étendu aux projets informatiques.</text:p>
      <text:p text:style-name="P3"/>
      <text:p text:style-name="P3">Une fois le cahier des charges reçu , le processsus du cycle en V se pose comme cela : </text:p>
      <text:p text:style-name="P3"/>
      <text:p text:style-name="P3"/>
      <text:p text:style-name="P3"><draw:line text:anchor-type="paragraph" draw:z-index="0" draw:style-name="gr1" draw:text-style-name="P9" svg:x1="5.038cm" svg:y1="0.355cm" svg:x2="8.599cm" svg:y2="3.553cm"><text:p/></draw:line><draw:line text:anchor-type="paragraph" draw:z-index="1" draw:style-name="gr1" draw:text-style-name="P9" svg:x1="11.733cm" svg:y1="0.321cm" svg:x2="8.599cm" svg:y2="3.552cm"><text:p/></draw:line>Analyse des besoins et faisabilité &lt;---------------------------------&gt; Recette</text:p>
      <text:p text:style-name="P3"><text:s text:c="34"/>Spécifications &lt;-----------------------------&gt;Tests de validation</text:p>
      <text:p text:style-name="P3"><text:tab/> <text:s text:c="7"/>Conception Architecturale &lt;-----------------------&gt;Tests d'intégration</text:p>
      <text:p text:style-name="P3"><text:tab/> <text:s text:c="22"/>Conception détaillée &lt;-----------------&gt; Tests unitaires</text:p>
      <text:p text:style-name="P3"><text:tab/><text:tab/><text:tab/><text:tab/><text:tab/><text:tab/> <text:s text:c="3"/>Codage <text:s/></text:p>
      <text:p text:style-name="P3"/>
      <text:p text:style-name="P3"/>
      <text:p text:style-name="P3"/>
      <text:p text:style-name="P3"/>
      <text:p text:style-name="P3"/>
      <text:p text:style-name="P3">Avantage : </text:p>
      <text:list xml:id="list9217320714275792417" text:style-name="L2">
        <text:list-item>
          <text:p text:style-name="P6">Evite de revenir en arrière pour un redéfinir les spécifications initiales</text:p>
        </text:list-item>
        <text:list-item>
          <text:p text:style-name="P6">Conception= rédaction d'une documentation précise et exhaustive , chaque point doit ê validé par le produit final</text:p>
        </text:list-item>
      </text:list>
      <text:p text:style-name="P3">→ On ne revient pas en arrière dès qu'une étape est validée , on passe à la suivante sur une base solide ; c'est sa principale force </text:p>
      <text:p text:style-name="P3"/>
      <text:p text:style-name="P3"><text:soft-page-break/>Il est rigoureux et intuitif, il demeure un processus facile à mettre en œuvre, le travail fait sur les specs en amont permet le fait que les collaborateurs connaissent l'ensemble des étapes et peuvent se repérer facilement dans la temporalité du projet et connaître la finalité de leurs taches .Et la documentation est réplicable d'une étape à l'autre.</text:p>
      <text:p text:style-name="P3"/>
      <text:p text:style-name="P3">Cette méthode est plus adaptée aux structures multisites car il ne demande pas de réunions quotidiennes,</text:p>
      <text:p text:style-name="P3"/>
      <text:p text:style-name="P3"/>
      <text:p text:style-name="P3">Inconvénients :</text:p>
      <text:p text:style-name="P3"/>
      <text:list xml:id="list3218175857870658171" text:style-name="L3">
        <text:list-item>
          <text:p text:style-name="P7">Effet tunnel</text:p>
        </text:list-item>
        <text:list-item>
          <text:p text:style-name="P7">Que faire si les spécificationsinitiales sont dépassées , si le besoin vient à changer ou a été mal exprimé ?</text:p>
        </text:list-item>
        <text:list-item>
          <text:p text:style-name="P7">Le cycle en V supporte donc mal les changements, ce qui est à la fois sa force ett sa faiblesse.</text:p>
        </text:list-item>
        <text:list-item>
          <text:p text:style-name="P7">Il offre – de réactivité par rapport au contexte technologique et économique, aux imprévus </text:p>
        </text:list-item>
      </text:list>
      <text:p text:style-name="P3"/>
      <text:p text:style-name="P3">On l'oppose souvent aux méthodes agiles </text:p>
      <text:p text:style-name="P3"/>
      <text:p text:style-name="P3">Le cycle en V se focalise sur le processus, tandis que les méthodes agiles privilégient le produit.</text:p>
      <text:p text:style-name="P3"/>
      <text:p text:style-name="P3">Les méthodes agiles permettent d'élaborer le produit par incrémentation. On produit un peu plus à chaque fois. Le cycle en V concentre au contraire la réalisation de l'ensemeble dans une seule phase qui est conçue en amont et vérifiée en aval. </text:p>
      <text:p text:style-name="P3"/>
      <text:p text:style-name="P3">Nota Bene : Il faut écrire et documenter tout ce que l'on fait. </text:p>
      <text:p text:style-name="P3"/>
      <text:p text:style-name="P3">Le manque d'adaptation et de flexibilité du cycle en V a conduit à l'émergence des méthodes agiles, en particulier dans le domaine du logiciel et du marketing, pour répondre aux changements de plus en plus rapides des technologies et des demandes des consommateurs .</text:p>
      <text:p text:style-name="P3"/>
      <text:p text:style-name="P3"/>
      <text:p text:style-name="P3"/>
      <text:p text:style-name="P3">Mise en œuvre du cycle en V :</text:p>
      <text:p text:style-name="P3"/>
      <text:p text:style-name="P3">Analyse des besoins</text:p>
      <text:p text:style-name="P3"/>
      <text:p text:style-name="P3">Specifications : Userstories, listes des fonctionnalités, personas, règles métier, diagrammes de cas d'utilisation</text:p>
      <text:p text:style-name="P3"/>
      <text:p text:style-name="P3">Conception : </text:p>
      <text:p text:style-name="P3"/>
      <text:p text:style-name="P3">La description des moyens pour parvenir au produit final, quant à elle, ne doit intervenir qu'au stade des spécifications techniques (conception générale ), de façon à éviter que les moyens ne définissent la fin. </text:p>
      <text:p text:style-name="P3"/>
      <text:list xml:id="list3259134944423240564" text:style-name="L4">
        <text:list-item>
          <text:p text:style-name="P8">Diagrammes de classe</text:p>
        </text:list-item>
        <text:list-item>
          <text:p text:style-name="P8">MCD/MLD </text:p>
        </text:list-item>
        <text:list-item>
          <text:p text:style-name="P8">Zoning</text:p>
        </text:list-item>
        <text:list-item>
          <text:p text:style-name="P8">Wireframe</text:p>
        </text:list-item>
        <text:list-item>
          <text:p text:style-name="P8">Maquette graphique</text:p>
        </text:list-item>
        <text:list-item>
          <text:p text:style-name="P8"><text:soft-page-break/>Précision des technologies utilisé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nri Ugolin</meta:initial-creator>
    <meta:creation-date>2024-01-29T09:35:13.64</meta:creation-date>
    <dc:date>2024-01-31T00:46:25.94</dc:date>
    <dc:creator>Henri Ugolin</dc:creator>
    <meta:editing-duration>PT12H34M2S</meta:editing-duration>
    <meta:editing-cycles>3</meta:editing-cycles>
    <meta:generator>OpenOffice/4.1.14$Win32 OpenOffice.org_project/4114m1$Build-9811</meta:generator>
    <meta:document-statistic meta:table-count="0" meta:image-count="0" meta:object-count="0" meta:page-count="3" meta:paragraph-count="44" meta:word-count="594" meta:character-count="3690"/>
  </office:meta>
</office:document-meta>
</file>